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Fira Sans" svg:font-family="'Fira Sans', 'Source Sans Pro', Helvetica, Arial, sans-serif"/>
    <style:font-face style:name="Montserrat" svg:font-family="Montserrat, sans-serif"/>
    <style:font-face style:name="Poppins" svg:font-family="Poppins, sans-serif"/>
    <style:font-face style:name="Roboto" svg:font-family="Roboto, 'lucida grande', 'lucida sans unicode', Arial, sans-serif"/>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1d96" officeooo:paragraph-rsid="00171d96"/>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Heading_20_1">
      <style:text-properties fo:font-size="12pt" fo:font-weight="normal" officeooo:paragraph-rsid="0020359b" style:font-size-asian="12pt" style:font-weight-asian="normal" style:font-size-complex="12pt" style:font-weight-complex="normal"/>
    </style:style>
    <style:style style:name="P4" style:family="paragraph" style:parent-style-name="Standard">
      <style:text-properties officeooo:paragraph-rsid="00171d96"/>
    </style:style>
    <style:style style:name="P5" style:family="paragraph" style:parent-style-name="Standard">
      <style:text-properties officeooo:paragraph-rsid="00250dd7"/>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itle">
      <style:text-properties officeooo:rsid="00171d96"/>
    </style:style>
    <style:style style:name="T1" style:family="text">
      <style:text-properties fo:font-variant="normal" fo:text-transform="none" fo:color="#202124" loext:opacity="100%" style:font-name="arial" fo:font-size="20pt" fo:letter-spacing="normal" fo:font-style="normal" fo:font-weight="bold" style:font-size-asian="20pt" style:font-weight-asian="bold" style:font-size-complex="20pt" style:font-weight-complex="bold"/>
    </style:style>
    <style:style style:name="T2" style:family="text">
      <style:text-properties fo:font-variant="normal" fo:text-transform="none" fo:color="#050f34" loext:opacity="100%" style:font-name="Roboto" fo:letter-spacing="normal" fo:font-style="normal"/>
    </style:style>
    <style:style style:name="T3" style:family="text">
      <style:text-properties fo:font-variant="normal" fo:text-transform="none" fo:color="#333333" loext:opacity="100%" style:font-name="Fira Sans" fo:font-size="12pt" fo:letter-spacing="normal" fo:font-style="normal" fo:font-weight="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bold" officeooo:rsid="00171d96" style:font-size-asian="20pt" style:font-weight-asian="bold" style:font-size-complex="20pt" style:font-weight-complex="bold"/>
    </style:style>
    <style:style style:name="T7" style:family="text">
      <style:text-properties fo:font-size="20pt" fo:font-weight="bold" officeooo:rsid="00250dd7" style:font-size-asian="20pt" style:font-weight-asian="bold" style:font-size-complex="20pt" style:font-weight-complex="bold"/>
    </style:style>
    <style:style style:name="T8" style:family="text">
      <style:text-properties officeooo:rsid="0021cb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s Protocoles de Communications</text:p>
      <text:p text:style-name="P1"/>
      <text:h text:style-name="P3" text:outline-level="1"><text:span text:style-name="T5">MQTT :</text:span> <text:span text:style-name="T8">L</text:span><text:span text:style-name="T2">e protocole Message Queuing Telemetry Transport est un protocole de messagerie léger adapté aux situations où les clients doivent utiliser peu de code et sont connectés à des réseaux peu fiables ou limités en bande passante. Il est principalement utilisé dans la communication entre machines (M2M) ou sur les types de connexions propres à l’Internet des Objets.</text:span> </text:h>
      <text:h text:style-name="P3" text:outline-level="1"><text:span text:style-name="T1">TCP/IP</text:span><text:span text:style-name="T5">:</text:span> Le protocole TCP/IP (Transmission Control Protocol/Internet Protocol) est la langue de communication élémentaire qu'utilise Internet. TCP/IP sert aussi de protocole de communication sur les réseaux privés, de type intranet ou extranet.</text:h>
      <text:p text:style-name="P2">TCP/IP est un programme à deux couches.</text:p>
      <text:p text:style-name="P2">La couche supérieure, le protocole de contrôle de transmission (TCP), gère la division d'un message ou d'un fichier en paquets plus petits, qui sont alors transmis via Internet, puis reçus par une autre couche TCP qui réassemble les paquets pour reconstituer le message d'origine.</text:p>
      <text:p text:style-name="Text_20_body"><text:span text:style-name="T4">La couche inférieure, le protocole Internet (</text:span>IP<text:span text:style-name="T4">), gère l'adresse de chaque paquet pour garantir que chacun arrive à destination. Chaque ordinateur passerelle du réseau consulte cette adresse pour savoir où transférer le message. Même si tous les paquets d'un même message ne suivent pas tous le même itinéraire, ils sont réassemblés une fois arrivés à destination.</text:span></text:p>
      <text:p text:style-name="P4"><text:span text:style-name="T6">WIFI:</text:span>Le <text:span text:style-name="Strong_20_Emphasis">wifi </text:span>ou <text:span text:style-name="Strong_20_Emphasis">wi-fi </text:span>(prononcé /wifi/) est une technologie de réseau informatique sans fil mise en place pour fonctionner en réseau interne et, depuis, devenue un moyen d'accès à haut débit à Internet. </text:p>
      <text:p text:style-name="P4"/>
      <text:p text:style-name="P5"><text:span text:style-name="T7">PHP :</text:span>PHP (officiellement, ce sigle est un acronyme récursif pour <text:span text:style-name="Source_20_Text">PHP Hypertext Preprocessor</text:span>) est un langage de scripts généraliste et Open Source, spécialement conçu pour le développement d'applications web. Il peut être intégré facilement au HTML.</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Fira Sans" svg:font-family="'Fira Sans', 'Source Sans Pro', Helvetica, Arial, sans-serif"/>
    <style:font-face style:name="Montserrat" svg:font-family="Montserrat, sans-serif"/>
    <style:font-face style:name="Poppins" svg:font-family="Poppins, sans-serif"/>
    <style:font-face style:name="Roboto" svg:font-family="Roboto, 'lucida grande', 'lucida sans unicode', Arial, sans-serif"/>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9T15:35:11.326000000</meta:creation-date>
    <dc:date>2023-01-09T16:36:12.640000000</dc:date>
    <meta:editing-duration>PT21M2S</meta:editing-duration>
    <meta:editing-cycles>13</meta:editing-cycles>
    <meta:generator>LibreOffice/7.1.3.2$Windows_X86_64 LibreOffice_project/47f78053abe362b9384784d31a6e56f8511eb1c1</meta:generator>
    <meta:document-statistic meta:table-count="0" meta:image-count="0" meta:object-count="0" meta:page-count="1" meta:paragraph-count="9" meta:word-count="271" meta:character-count="1780" meta:non-whitespace-character-count="1514"/>
  </office:meta>
</office:document-meta>
</file>